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588cm"/>
    </style:style>
    <style:style style:name="Table1.B" style:family="table-column">
      <style:table-column-properties style:column-width="4.059cm"/>
    </style:style>
    <style:style style:name="Table1.C" style:family="table-column">
      <style:table-column-properties style:column-width="10.354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4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7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1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7" style:family="paragraph" style:parent-style-name="Preformatted_20_Text">
      <style:paragraph-properties fo:margin-top="0cm" fo:margin-bottom="0cm" style:contextual-spacing="false" fo:line-height="114%"/>
    </style:style>
    <style:style style:name="P18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ftware Requirement Document: Open-MFD CRM (Open Source)</text:h>
      <text:p text:style-name="P2"><text:span text:style-name="T1">Project Goal:</text:span> An open-source, Python-based CRM and Transaction Management system for Mutual Fund Distributors, designed to run locally or be self-hosted.</text:p>
      <text:p text:style-name="Horizontal_20_Line"/>
      <text:h text:style-name="P3" text:outline-level="2">1. Functional Requirements</text:h>
      <text:h text:style-name="P4" text:outline-level="3">1.1 Client &amp; Lead Management</text:h>
      <text:list text:style-name="L1">
        <text:list-item>
          <text:p text:style-name="P5"><text:span text:style-name="T1">Onboarding:</text:span> Standardized form for Client Name, PAN, Email, and Phone.</text:p>
        </text:list-item>
        <text:list-item>
          <text:p text:style-name="P5"><text:span text:style-name="T1">MFU Integration:</text:span> Support for <text:span text:style-name="T1">Common Account Number (CAN)</text:span> fields and validation.</text:p>
        </text:list-item>
        <text:list-item>
          <text:p text:style-name="P5"><text:span text:style-name="T1">KYC Vault:</text:span> A local/cloud-linked directory to store encrypted or private document scans (PAN, Cancelled Cheque).</text:p>
        </text:list-item>
      </text:list>
      <text:h text:style-name="P4" text:outline-level="3">1.2 Investment &amp; Folio Tracking</text:h>
      <text:list text:style-name="L2">
        <text:list-item>
          <text:p text:style-name="P6"><text:span text:style-name="T1">Relational Mapping:</text:span> Support for one Client $\rightarrow$ Multiple Folios $\rightarrow$ Multiple Transactions.</text:p>
        </text:list-item>
        <text:list-item>
          <text:p text:style-name="P6"><text:span text:style-name="T1">Transaction Engine:</text:span> Handle Purchase, Redemption, SIP, STP, and SWP entries.</text:p>
        </text:list-item>
        <text:list-item>
          <text:p text:style-name="P6"><text:span text:style-name="T1">Portfolio Valuation:</text:span> Logic to calculate AUM (Assets Under Management) based on NAV inputs.</text:p>
        </text:list-item>
      </text:list>
      <text:h text:style-name="P4" text:outline-level="3">1.3 MFU Backend Connectivity</text:h>
      <text:list text:style-name="L3">
        <text:list-item>
          <text:p text:style-name="P7"><text:span text:style-name="T2">API Wrapper:</text:span><text:span text:style-name="T3"> A modular backend designed to connect with </text:span><text:span text:style-name="Source_20_Text"><text:span text:style-name="T3">mfuonline</text:span></text:span><text:span text:style-name="T3"> (via distributor API credentials).</text:span></text:p>
        </text:list-item>
        <text:list-item>
          <text:p text:style-name="P8"><text:span text:style-name="T1">Order Routing:</text:span> Ability to generate transaction payloads for MFU.</text:p>
        </text:list-item>
      </text:list>
      <text:p text:style-name="Horizontal_20_Line"/>
      <text:h text:style-name="P3" text:outline-level="2">2. Technical Stack (Open Source Ready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<text:span text:style-name="Strong_20_Emphasis"><text:span text:style-name="T3">Component</text:span></text:span></text:p>
            </table:table-cell>
            <table:table-cell table:style-name="Table1.A1" office:value-type="string">
              <text:p text:style-name="P9"><text:span text:style-name="Strong_20_Emphasis"><text:span text:style-name="T3">Technology</text:span></text:span></text:p>
            </table:table-cell>
            <table:table-cell table:style-name="Table1.A1" office:value-type="string">
              <text:p text:style-name="P9"><text:span text:style-name="Strong_20_Emphasis"><text:span text:style-name="T3">Reason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0">Language</text:p>
          </table:table-cell>
          <table:table-cell table:style-name="Table1.A1" office:value-type="string">
            <text:p text:style-name="P10">Python 3.10+</text:p>
          </table:table-cell>
          <table:table-cell table:style-name="Table1.A1" office:value-type="string">
            <text:p text:style-name="P11">Stability and massive library support.</text:p>
          </table:table-cell>
        </table:table-row>
        <table:table-row>
          <table:table-cell table:style-name="Table1.A1" office:value-type="string">
            <text:p text:style-name="P10">Frontend</text:p>
          </table:table-cell>
          <table:table-cell table:style-name="Table1.A1" office:value-type="string">
            <text:p text:style-name="P10">Streamlit</text:p>
          </table:table-cell>
          <table:table-cell table:style-name="Table1.A1" office:value-type="string">
            <text:p text:style-name="P11">Low barrier to entry for MFDs who want to customize their own UI.</text:p>
          </table:table-cell>
        </table:table-row>
        <table:table-row>
          <table:table-cell table:style-name="Table1.A1" office:value-type="string">
            <text:p text:style-name="P10">Database</text:p>
          </table:table-cell>
          <table:table-cell table:style-name="Table1.A1" office:value-type="string">
            <text:p text:style-name="P10">SQLite (Default)</text:p>
          </table:table-cell>
          <table:table-cell table:style-name="Table1.A1" office:value-type="string">
            <text:p text:style-name="P11">Zero-configuration for local use; easy to migrate to PostgreSQL.</text:p>
          </table:table-cell>
        </table:table-row>
        <table:table-row>
          <table:table-cell table:style-name="Table1.A1" office:value-type="string">
            <text:p text:style-name="P10">Distribution</text:p>
          </table:table-cell>
          <table:table-cell table:style-name="Table1.A1" office:value-type="string">
            <text:p text:style-name="P10">PyInstaller / Briefcase</text:p>
          </table:table-cell>
          <table:table-cell table:style-name="Table1.A1" office:value-type="string">
            <text:p text:style-name="P12"><text:span text:style-name="T3">To package the code into </text:span><text:span text:style-name="Source_20_Text"><text:span text:style-name="T3">.exe</text:span></text:span><text:span text:style-name="T3"> (Windows) and Binary (Linux).</text:span></text:p>
          </table:table-cell>
        </table:table-row>
        <text:soft-page-break/>
        <table:table-row>
          <table:table-cell table:style-name="Table1.A1" office:value-type="string">
            <text:p text:style-name="P10">Licensing</text:p>
          </table:table-cell>
          <table:table-cell table:style-name="Table1.A1" office:value-type="string">
            <text:p text:style-name="P10">MIT or GNU GPL v3</text:p>
          </table:table-cell>
          <table:table-cell table:style-name="Table1.A1" office:value-type="string">
            <text:p text:style-name="P11">Ensures the code remains free and open for the community.</text:p>
          </table:table-cell>
        </table:table-row>
      </table:table>
      <text:p text:style-name="Horizontal_20_Line"/>
      <text:h text:style-name="P3" text:outline-level="2">3. Deployment &amp; Distribution Requirements</text:h>
      <text:h text:style-name="P4" text:outline-level="3">3.1 Cross-Platform Executables</text:h>
      <text:p text:style-name="P2">Since many MFDs are not "tech-savvy" enough to install Python and run terminal commands, the software must be available as:</text:p>
      <text:list text:style-name="L4">
        <text:list-item>
          <text:p text:style-name="P13"><text:span text:style-name="T2">Windows:</text:span><text:span text:style-name="T3"> A standalone </text:span><text:span text:style-name="Source_20_Text"><text:span text:style-name="T3">.exe</text:span></text:span><text:span text:style-name="T3"> file.</text:span></text:p>
        </text:list-item>
        <text:list-item>
          <text:p text:style-name="P14"><text:span text:style-name="T1">Linux:</text:span> An AppImage or standalone binary.</text:p>
        </text:list-item>
        <text:list-item>
          <text:p text:style-name="P14"><text:span text:style-name="T1">Tooling:</text:span> We will use <text:span text:style-name="T1">PyInstaller</text:span> to bundle the Streamlit server and the Python environment into a single clickable application.</text:p>
        </text:list-item>
      </text:list>
      <text:h text:style-name="P4" text:outline-level="3">3.2 Data Portability</text:h>
      <text:list text:style-name="L5">
        <text:list-item>
          <text:p text:style-name="P15"><text:span text:style-name="T1">Import/Export:</text:span> Support for CSV/Excel imports (to migrate from existing spreadsheets).</text:p>
        </text:list-item>
        <text:list-item>
          <text:p text:style-name="P15"><text:span text:style-name="T1">Database Backup:</text:span> A simple "Export Database" button to keep data safe.</text:p>
        </text:list-item>
      </text:list>
      <text:p text:style-name="Horizontal_20_Line"/>
      <text:h text:style-name="P3" text:outline-level="2">4. Modified Project Structure (Modular)</text:h>
      <text:p text:style-name="P2">Plaintext</text:p>
      <text:p text:style-name="P16"><text:span text:style-name="Source_20_Text"><text:span text:style-name="T3">Open-MFD/</text:span></text:span></text:p>
      <text:p text:style-name="P17"><text:span text:style-name="Source_20_Text">│</text:span></text:p>
      <text:p text:style-name="P17"><text:span text:style-name="Source_20_Text">├── </text:span><text:span text:style-name="Source_20_Text"><text:span text:style-name="T3">src/</text:span></text:span></text:p>
      <text:p text:style-name="P17"><text:span text:style-name="Source_20_Text">│ <text:s text:c="2"/>├── </text:span><text:span text:style-name="Source_20_Text"><text:span text:style-name="T3">app.py <text:s text:c="12"/># Main Entry Point</text:span></text:span></text:p>
      <text:p text:style-name="P17"><text:span text:style-name="Source_20_Text">│ <text:s text:c="2"/>├── </text:span><text:span text:style-name="Source_20_Text"><text:span text:style-name="T3">modules/</text:span></text:span></text:p>
      <text:p text:style-name="P17"><text:span text:style-name="Source_20_Text">│ <text:s text:c="2"/>│ <text:s text:c="2"/>├── </text:span><text:span text:style-name="Source_20_Text"><text:span text:style-name="T3">database.py <text:s text:c="3"/># SQL Abstraction Layer</text:span></text:span></text:p>
      <text:p text:style-name="P17"><text:span text:style-name="Source_20_Text">│ <text:s text:c="2"/>│ <text:s text:c="2"/>├── </text:span><text:span text:style-name="Source_20_Text"><text:span text:style-name="T3">mfu_api.py <text:s text:c="4"/># MFU Connection Logic</text:span></text:span></text:p>
      <text:p text:style-name="P17"><text:span text:style-name="Source_20_Text">│ <text:s text:c="2"/>│ <text:s text:c="2"/>└── </text:span><text:span text:style-name="Source_20_Text"><text:span text:style-name="T3">calculations.py # Financial Math (XIRR, Gains)</text:span></text:span></text:p>
      <text:p text:style-name="P17"><text:span text:style-name="Source_20_Text">│ <text:s text:c="2"/>└── </text:span><text:span text:style-name="Source_20_Text"><text:span text:style-name="T3">ui/</text:span></text:span></text:p>
      <text:p text:style-name="P17"><text:span text:style-name="Source_20_Text">│ <text:s text:c="6"/>├── </text:span><text:span text:style-name="Source_20_Text"><text:span text:style-name="T3">dashboard.py <text:s text:c="2"/># UI Components</text:span></text:span></text:p>
      <text:p text:style-name="P17"><text:span text:style-name="Source_20_Text">│ <text:s text:c="6"/>└── </text:span><text:span text:style-name="Source_20_Text"><text:span text:style-name="T3">components.py <text:s/># Reusable Widgets</text:span></text:span></text:p>
      <text:p text:style-name="P17"><text:span text:style-name="Source_20_Text">├── </text:span><text:span text:style-name="Source_20_Text"><text:span text:style-name="T3">assets/ <text:s text:c="15"/># Images/Icons</text:span></text:span></text:p>
      <text:p text:style-name="P17"><text:span text:style-name="Source_20_Text">├── </text:span><text:span text:style-name="Source_20_Text"><text:span text:style-name="T3">build_scripts/ <text:s text:c="8"/># Scripts to generate .exe and Linux binaries</text:span></text:span></text:p>
      <text:p text:style-name="P17"><text:span text:style-name="Source_20_Text">├── </text:span><text:span text:style-name="Source_20_Text"><text:span text:style-name="T3">requirements.txt <text:s text:c="6"/># Dependencies</text:span></text:span></text:p>
      <text:p text:style-name="P17"><text:span text:style-name="Source_20_Text">└── </text:span><text:span text:style-name="Source_20_Text"><text:span text:style-name="T3">LICENSE <text:s text:c="15"/># Open Source License</text:span></text:span></text:p>
      <text:p text:style-name="Horizontal_20_Line"/>
      <text:h text:style-name="P3" text:outline-level="2">5. Security for Open Source</text:h>
      <text:list text:style-name="L6">
        <text:list-item>
          <text:p text:style-name="P18"><text:span text:style-name="T2">Environment Variables:</text:span><text:span text:style-name="T3"> All API Keys and Secrets must be stored in a </text:span><text:span text:style-name="Source_20_Text"><text:span text:style-name="T3">.env</text:span></text:span><text:span text:style-name="T3"> file (never hardcoded), so when you push code to GitHub, your personal MFU credentials stay hidden.</text:span></text:p>
        </text:list-item>
        <text:list-item>
          <text:p text:style-name="P19"><text:soft-page-break/><text:span text:style-name="T1">Local Encryption:</text:span> (Optional/Future) Encrypt the SQLite database file so that even if the laptop is stolen, client PAN data is unreadabl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09:55:50.063428200</meta:creation-date>
    <meta:generator>LibreOffice/25.2.5.2$Windows_X86_64 LibreOffice_project/03d19516eb2e1dd5d4ccd751a0d6f35f35e08022</meta:generator>
    <dc:date>2026-02-24T09:56:31.829055500</dc:date>
    <meta:editing-duration>PT42S</meta:editing-duration>
    <meta:editing-cycles>1</meta:editing-cycles>
    <meta:document-statistic meta:table-count="1" meta:image-count="0" meta:object-count="0" meta:page-count="3" meta:paragraph-count="62" meta:word-count="449" meta:character-count="2990" meta:non-whitespace-character-count="2522"/>
  </office:meta>
</office:document-meta>
</file>